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Chapter_20_Title" style:master-page-name="First_20_Page">
      <style:paragraph-properties style:page-number="auto"/>
    </style:style>
    <style:style style:name="P2" style:family="paragraph" style:parent-style-name="Text_20_body">
      <style:text-properties fo:language="en" fo:country="US"/>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Code">
      <style:text-properties fo:font-weight="bold" style:font-weight-asian="bold"/>
    </style:style>
    <style:style style:name="P6" style:family="paragraph" style:parent-style-name="Header">
      <style:paragraph-properties fo:margin-left="-0.3126in" fo:margin-right="0in" fo:text-align="end" style:justify-single-word="false" fo:text-indent="0in" style:auto-text-indent="false"/>
    </style:style>
    <style:style style:name="P7" style:family="paragraph" style:parent-style-name="Footer">
      <style:paragraph-properties fo:text-align="end" style:justify-single-word="false"/>
    </style:style>
    <style:style style:name="P8" style:family="paragraph">
      <style:paragraph-properties fo:margin-top="0in" fo:margin-bottom="0.0835in" style:writing-mode="lr-tb"/>
    </style:style>
    <style:style style:name="P9" style:family="paragraph">
      <style:paragraph-properties style:writing-mode="lr-tb"/>
    </style:style>
    <style:style style:name="T1" style:family="text">
      <style:text-properties fo:font-weight="bold" style:font-weight-asian="bold"/>
    </style:style>
    <style:style style:name="T2" style:family="text">
      <style:text-properties fo:font-weight="bold" style:font-name-asian="HelveticaNeue Condensed" style:font-weight-asian="bold"/>
    </style:style>
    <style:style style:name="T3" style:family="text">
      <style:text-properties fo:font-weight="bold" style:font-name-asian="TheSansMonoConNormal" style:font-weight-asian="bold"/>
    </style:style>
    <style:style style:name="T4" style:family="text">
      <style:text-properties style:font-name="Times" fo:language="none" fo:country="none" fo:font-weight="bold" style:font-weight-asian="bold" style:font-name-complex="Times" text:display="true"/>
    </style:style>
    <style:style style:name="T5" style:family="text">
      <style:text-properties style:font-name="Utopia-Italic" style:font-name-complex="Utopia-Italic"/>
    </style:style>
    <style:style style:name="T6" style:family="text">
      <style:text-properties style:font-name="Utopia-Italic" fo:font-style="italic" style:font-style-asian="italic" style:font-name-complex="Utopia-Italic" style:font-style-complex="italic"/>
    </style:style>
    <style:style style:name="T7" style:family="text">
      <style:text-properties style:font-name="Utopia-Italic" fo:language="en" fo:country="US" fo:font-style="italic" style:font-style-asian="italic" style:font-name-complex="Utopia-Italic" style:font-style-complex="italic"/>
    </style:style>
    <style:style style:name="T8" style:family="text">
      <style:text-properties fo:language="en" fo:country="US"/>
    </style:style>
    <style:style style:name="T9" style:family="text">
      <style:text-properties fo:font-style="normal" fo:font-weight="bold" style:font-style-asian="normal" style:font-weight-asian="bold"/>
    </style:style>
    <style:style style:name="T10" style:family="text">
      <style:text-properties style:font-name="TheSansMonoCondensed-SemiLightI" style:font-name-complex="TheSansMonoCondensed-SemiLightI"/>
    </style:style>
    <style:style style:name="T11" style:family="text">
      <style:text-properties style:font-name-asian="TheSansMonoConNormal"/>
    </style:style>
    <style:style style:name="T12" style:family="text">
      <style:text-properties style:font-name="Utopia-Bold" style:font-name-complex="Utopia-Bold"/>
    </style:style>
    <style:style style:name="T13" style:family="text">
      <style:text-properties style:font-name="Utopia-Bold" fo:language="en" fo:country="US" style:font-name-complex="Utopia-Bold"/>
    </style:style>
    <style:style style:name="T14" style:family="text">
      <style:text-properties style:font-name="TheSansMonoCondensed-Bold" style:font-name-complex="TheSansMonoCondensed-Bold"/>
    </style:style>
    <style:style style:name="T15" style:family="text">
      <style:text-properties style:font-name="TheSansMonoCondensed-Bold" fo:language="en" fo:country="US" style:font-name-complex="TheSansMonoCondensed-Bold"/>
    </style:style>
    <style:style style:name="T16" style:family="text">
      <style:text-properties style:font-name="HelveticaNeue Condensed" fo:font-size="8pt" style:font-size-asian="8pt" style:font-name-complex="HelveticaNeue Condensed" style:font-size-complex="8pt"/>
    </style:style>
    <style:style style:name="T17" style:family="text">
      <style:text-properties fo:color="#bfbfbf" style:font-name="ZapfDingbats" fo:font-size="8pt" style:font-size-asian="8pt" style:font-name-complex="ZapfDingbats" style:font-size-complex="8pt"/>
    </style:style>
    <style:style style:name="T18" style:family="text">
      <style:text-properties fo:color="#bfbfbf" style:font-name="HelveticaNeue Condensed" fo:font-size="8pt" style:font-size-asian="8pt" style:font-name-complex="HelveticaNeue Condensed" style:font-size-complex="8pt"/>
    </style:style>
    <style:style style:name="T19"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tracked-changes>
        <text:changed-region xml:id="ct115246656" text:id="ct115246656">
          <text:format-change>
            <office:change-info>
              <dc:creator>Ray Lischner</dc:creator>
              <dc:date>2013-10-20T13:10: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cess<text:span text:style-name="Comment_20_Reference"><text:span text:style-name="T4"><office:annotation><dc:creator>Fabio Claudio Ferracchiati</dc:creator><dc:date>2013-10-11T12:38:00</dc:date><text:p text:style-name="P8"><text:span text:style-name="T19">Very good chapter, the code is ok.</text:span></text:p></office:annotation></text:span></text:span> Levels</text:p>
      <text:p text:style-name="Body_20_Text_20_First">Everyone has secrets, some of us more than others. Classes have secrets, too. For example: throughout this book you have used the <text:span text:style-name="Code_20_Inline">std::string</text:span> class without having any notion of what goes on inside the class. The implementation details are secrets—not closely guarded secrets, but secrets nonetheless. You cannot directly examine or modify any of <text:span text:style-name="Code_20_Inline">string</text:span>’s data members. Instead, it presents quite a few member functions that make up its public interface. You are free to use any of the publicly available member functions, but only the publicly available member functions. This Exploration explains how you can do the same with your classes. </text:p>
      <text:h text:style-name="Heading_20_1" text:outline-level="1">Public vs. Private</text:h>
      <text:p text:style-name="Body_20_Text_20_First">The author of a class determines which members are secrets (for use only by the class’s own member functions), and which members are freely available for use by any other bit of code in the program. Secret members are called <text:span text:style-name="Emphasis"><text:span text:style-name="T5">private</text:span></text:span>, and the members that anyone can use are <text:span text:style-name="Emphasis"><text:span text:style-name="T5">public</text:span></text:span>. The privacy setting is called the <text:span text:style-name="Emphasis"><text:span text:style-name="T5">access</text:span></text:span><text:span text:style-name="T6"> </text:span><text:span text:style-name="Emphasis"><text:span text:style-name="T5">level</text:span></text:span>. (When you read C++ code, you may see another access level, <text:span text:style-name="Code_20_Inline">protected</text:span>. I’ll cover that one later. Two access levels are enough to begin with.)</text:p>
      <text:p text:style-name="Text_20_body">
    <text:span text:style-name="T8">To specify an access level, use the </text:span>
    <text:span text:style-name="Code_20_Inline">
     <text:span text:style-name="T8">private</text:span>
    </text:span>
    <text:span text:style-name="T8"> keyword or the </text:span>
    <text:span text:style-name="Code_20_Inline">
     <text:span text:style-name="T8">public</text:span>
    </text:span>
    <text:span text:style-name="T8"> keyword, followed by a colon. All subsequent members in the class definition have that accessibility level until you change it with a new access level keyword. Listing 35-1 shows the </text:span>
    <text:span text:style-name="Code_20_Inline">
     <text:span text:style-name="T8">point</text:span>
    </text:span>
    <text:span text:style-name="T8"> class with access level specifiers.</text:span>
   </text:p>
      <text:p text:style-name="Code_20_Caption"><text:span text:style-name="T9">Listing 35-1.</text:span> The <text:span text:style-name="Code_20_Inline"><text:span text:style-name="T10">point</text:span></text:span> Class with Access Level Specifiers</text:p>
      <text:p text:style-name="Code">struct point</text:p>
      <text:p text:style-name="Code">{</text:p>
      <text:p text:style-name="Code">
    <text:span text:style-name="Code_20_Bold">
     <text:span text:style-name="T1">public:</text:span>
    </text:span>
   </text:p>
      <text:p text:style-name="Code"><text:span text:style-name="T11"><text:s text:c="2"/></text:span>point() : point{0.0, 0.0} {}</text:p>
      <text:p text:style-name="Code"><text:span text:style-name="T11"><text:s text:c="2"/></text:span>point(double x, double y) : x_{x}, y_{y} {}</text:p>
      <text:p text:style-name="Code"><text:span text:style-name="T11"><text:s text:c="2"/></text:span>point(point const&amp;) = default;</text:p>
      <text:p text:style-name="Code"/>
      <text:p text:style-name="Code"><text:span text:style-name="T11"><text:s text:c="2"/></text:span>double x() const { return x_; }</text:p>
      <text:p text:style-name="Code"><text:span text:style-name="T11"><text:s text:c="2"/></text:span>double y() const { return y_; }</text:p>
      <text:p text:style-name="P5"/>
      <text:p text:style-name="Code"><text:span text:style-name="T11"><text:s text:c="2"/></text:span>double angle() <text:s text:c="3"/>const { return std::atan2(y(), x()); }</text:p>
      <text:p text:style-name="Code"><text:span text:style-name="T11"><text:s text:c="2"/></text:span>double distance() const { return std::sqrt(x()*x() + y()*y()); }</text:p>
      <text:p text:style-name="Code"/>
      <text:p text:style-name="Code"><text:soft-page-break/><text:span text:style-name="T11"><text:s text:c="2"/></text:span>void move_cartesian(double x, double y)</text:p>
      <text:p text:style-name="Code"><text:span text:style-name="T11"><text:s text:c="2"/></text:span>{</text:p>
      <text:p text:style-name="Code"><text:span text:style-name="T11"><text:s text:c="4"/></text:span>x_ = x;</text:p>
      <text:p text:style-name="Code"><text:span text:style-name="T11"><text:s text:c="4"/></text:span>y_ = y;</text:p>
      <text:p text:style-name="Code"><text:span text:style-name="T11"><text:s text:c="2"/></text:span>}</text:p>
      <text:p text:style-name="Code"><text:span text:style-name="T11"><text:s text:c="2"/></text:span>void move_polar(double r, double angle)</text:p>
      <text:p text:style-name="Code"><text:span text:style-name="T11"><text:s text:c="2"/></text:span>{</text:p>
      <text:p text:style-name="Code"><text:span text:style-name="T11"><text:s text:c="4"/></text:span>move_cartesian(r * std::cos(angle), r * std::sin(angle));</text:p>
      <text:p text:style-name="Code"><text:span text:style-name="T11"><text:s text:c="2"/></text:span>}</text:p>
      <text:p text:style-name="Code"/>
      <text:p text:style-name="Code"><text:span text:style-name="T11"><text:s text:c="2"/></text:span>void scale_cartesian(double s) <text:s text:c="6"/>{ scale_cartesian(s, s); }</text:p>
      <text:p text:style-name="Code"><text:span text:style-name="T11"><text:s text:c="2"/></text:span>void scale_cartesian(double xs, double ys)</text:p>
      <text:p text:style-name="Code"><text:span text:style-name="T11"><text:s text:c="2"/></text:span>{</text:p>
      <text:p text:style-name="Code"><text:span text:style-name="T11"><text:s text:c="4"/></text:span>move_cartesian(x() * xs, y() * ys);</text:p>
      <text:p text:style-name="Code"><text:span text:style-name="T11"><text:s text:c="2"/></text:span>}</text:p>
      <text:p text:style-name="Code"><text:span text:style-name="T11"><text:s text:c="2"/></text:span>void scale_polar(double r) <text:s text:c="10"/>{ move_polar(distance() * r, angle()); }</text:p>
      <text:p text:style-name="Code"><text:span text:style-name="T11"><text:s text:c="2"/></text:span>void rotate(double a) <text:s text:c="15"/>{ move_polar(distance(), angle() + a); }</text:p>
      <text:p text:style-name="Code"><text:span text:style-name="T11"><text:s text:c="2"/></text:span>void offset(double o) <text:s text:c="15"/>{ offset(o, o); }</text:p>
      <text:p text:style-name="Code"><text:span text:style-name="T11"><text:s text:c="2"/></text:span>void offset(double xo, double yo) <text:s text:c="3"/>{ move_cartesian(x() + xo, y() + yo); }</text:p>
      <text:p text:style-name="Code"/>
      <text:p text:style-name="Code">
    <text:span text:style-name="Code_20_Bold">
     <text:span text:style-name="T1">private:</text:span>
    </text:span>
   </text:p>
      <text:p text:style-name="Code"><text:span text:style-name="T11"><text:s text:c="2"/></text:span>double x_;</text:p>
      <text:p text:style-name="Code"><text:span text:style-name="T11"><text:s text:c="2"/></text:span>double y_;</text:p>
      <text:p text:style-name="Code">};</text:p>
      <text:p text:style-name="Text_20_body">
    <text:span text:style-name="T8">The data members are private, so the only functions that can modify them are </text:span>
    <text:span text:style-name="Code_20_Inline">
     <text:span text:style-name="T8">point</text:span>
    </text:span>
    <text:span text:style-name="T8">’s own member functions. Public member functions provide access to the position with the public </text:span>
    <text:span text:style-name="Code_20_Inline">
     <text:span text:style-name="T8">x()</text:span>
    </text:span>
    <text:span text:style-name="T8"> and </text:span>
    <text:span text:style-name="Code_20_Inline">
     <text:span text:style-name="T8">y()</text:span>
    </text:span>
    <text:span text:style-name="T8"> member functions.</text:span>
   </text:p>
      <text:p text:style-name="Note_2f_Tip_2f_Caution"><text:span text:style-name="Dingbat_20_Symbol"><text:span text:style-name="T2"></text:span></text:span>Tip Always keep data members private, and provide access only through member functions.</text:p>
      <text:p text:style-name="Text_20_body">
    <text:span text:style-name="T8">To modify a position, notice that </text:span>
    <text:span text:style-name="Code_20_Inline">
     <text:span text:style-name="T8">point</text:span>
    </text:span>
    <text:span text:style-name="T8"> does not let the user arbitrarily assign a new </text:span>
    <text:span text:style-name="T7">x</text:span>
    <text:span text:style-name="T8"> or </text:span>
    <text:span text:style-name="T7">y</text:span>
    <text:span text:style-name="T8"> value. Instead, it offers several public member functions to move the point to an absolute position, or relative to the current position.</text:span>
   </text:p>
      <text:p text:style-name="Text_20_body">
    <text:span text:style-name="T8">The public member functions let you work in Cartesian coordinates—that is, the familiar </text:span>
    <text:span text:style-name="T7">x</text:span>
    <text:span text:style-name="T8"> and </text:span>
    <text:span text:style-name="T7">y</text:span>
    <text:span text:style-name="T8"> positions, or in polar coordinates, specifying a position as an angle (relative to the </text:span>
    <text:change-start text:change-id="ct115246656"/>
    <text:span text:style-name="Emphasis">
     <text:span text:style-name="T8">x</text:span>
    </text:span>
    <text:change-end text:change-id="ct115246656"/>
    <text:span text:style-name="T8">-­axis) and a distance from the origin. Both representations for a point have their uses, and both can uniquely specify any position in two­-dimensional space. Some users prefer polar notation while others prefer Cartesian. Neither user has direct access to the data members, so it doesn’t matter how the </text:span>
    <text:span text:style-name="Code_20_Inline">
     <text:span text:style-name="T8">point</text:span>
    </text:span>
    <text:span text:style-name="T8"> class actually stores the coordinates. In fact, you can change the implementation of </text:span>
    <text:span text:style-name="Code_20_Inline">
     <text:span text:style-name="T8">point</text:span>
    </text:span>
    <text:span text:style-name="T8"> to store the distance and angle as data members by changing only a few member functions. </text:span>
    <text:span text:style-name="Strong_20_Emphasis">
     <text:span text:style-name="T13">Which member functions would you need to change?</text:span>
    </text:span>
   </text:p>
      <text:p text:style-name="Unnumbered_20_List">_____________________________________________________________</text:p>
      <text:p text:style-name="Unnumbered_20_List">_____________________________________________________________</text:p>
      <text:p text:style-name="Text_20_body">
    <text:soft-page-break/>
    <text:span text:style-name="T8">Changing the data members from </text:span>
    <text:span text:style-name="Code_20_Inline">
     <text:span text:style-name="T8">x_</text:span>
    </text:span>
    <text:span text:style-name="T8"> and </text:span>
    <text:span text:style-name="Code_20_Inline">
     <text:span text:style-name="T8">y_</text:span>
    </text:span>
    <text:span text:style-name="T8"> to </text:span>
    <text:span text:style-name="Code_20_Inline">
     <text:span text:style-name="T8">r_</text:span>
    </text:span>
    <text:span text:style-name="T8"> and </text:span>
    <text:span text:style-name="Code_20_Inline">
     <text:span text:style-name="T8">angle_</text:span>
    </text:span>
    <text:span text:style-name="T8"> necessitate a change to the </text:span>
    <text:span text:style-name="Code_20_Inline">
     <text:span text:style-name="T8">x</text:span>
    </text:span>
    <text:span text:style-name="T8">, </text:span>
    <text:span text:style-name="Code_20_Inline">
     <text:span text:style-name="T8">y</text:span>
    </text:span>
    <text:span text:style-name="T8">, </text:span>
    <text:span text:style-name="Code_20_Inline">
     <text:span text:style-name="T8">angle</text:span>
    </text:span>
    <text:span text:style-name="T8">, and </text:span>
    <text:span text:style-name="Code_20_Inline">
     <text:span text:style-name="T8">distance</text:span>
    </text:span>
    <text:span text:style-name="T8"> member functions just for access to the data members. You also need to change the two </text:span>
    <text:span text:style-name="Code_20_Inline">
     <text:span text:style-name="T8">move</text:span>
    </text:span>
    <text:span text:style-name="T8"> functions: </text:span>
    <text:span text:style-name="Code_20_Inline">
     <text:span text:style-name="T8">move_polar</text:span>
    </text:span>
    <text:span text:style-name="T8"> and </text:span>
    <text:span text:style-name="Code_20_Inline">
     <text:span text:style-name="T8">move_cartesian</text:span>
    </text:span>
    <text:span text:style-name="T8">. Finally, you need to modify the constructors. No other changes are necessary. Because the </text:span>
    <text:span text:style-name="Code_20_Inline">
     <text:span text:style-name="T8">scale</text:span>
    </text:span>
    <text:span text:style-name="T8"> and </text:span>
    <text:span text:style-name="Code_20_Inline">
     <text:span text:style-name="T8">offset</text:span>
    </text:span>
    <text:span text:style-name="T8"> functions do not access data members directly, but instead call other member functions, they are insulated from changes to the class implementation. </text:span>
    <text:span text:style-name="Strong_20_Emphasis">
     <text:span text:style-name="T13">Rewrite the </text:span>
    </text:span>
    <text:span text:style-name="Strong_20_Emphasis">
     <text:span text:style-name="T15">point</text:span>
    </text:span>
    <text:span text:style-name="Strong_20_Emphasis">
     <text:span text:style-name="T13"> class to store polar coordinates in its data members.</text:span>
    </text:span>
    <text:span text:style-name="T8"> Compare your class with mine, which is shown in Listing 35-2.</text:span>
   </text:p>
      <text:p text:style-name="Code_20_Caption"><text:span text:style-name="T9">Listing 35-2.</text:span> The <text:span text:style-name="Code_20_Inline"><text:span text:style-name="T10">point</text:span></text:span> Class Changed to Store Polar Coordinates</text:p>
      <text:p text:style-name="Code">struct point</text:p>
      <text:p text:style-name="Code">{</text:p>
      <text:p text:style-name="Code">public:</text:p>
      <text:p text:style-name="Code"><text:span text:style-name="T11"><text:s text:c="2"/></text:span>point() : point{0.0, 0.0} {}</text:p>
      <text:p text:style-name="Code">
    <text:span text:style-name="Code_20_Bold">
     <text:span text:style-name="T3">
      <text:s text:c="2"/>
     </text:span>
    </text:span>
    <text:span text:style-name="Code_20_Bold">
     <text:span text:style-name="T1">point(double x, double y) : r_{0.0}, angle_{0.0} { move_cartesian(x, y); }</text:span>
    </text:span>
   </text:p>
      <text:p text:style-name="Code">
    <text:span text:style-name="Code_20_Bold">
     <text:span text:style-name="T11">
      <text:s text:c="2"/>
     </text:span>
    </text:span>
    <text:span text:style-name="Code_20_Bold">point(point const&amp;) = default;</text:span>
   </text:p>
      <text:p text:style-name="Code"/>
      <text:p text:style-name="Code">
    <text:span text:style-name="Code_20_Bold">
     <text:span text:style-name="T3">
      <text:s text:c="2"/>
     </text:span>
    </text:span>
    <text:span text:style-name="Code_20_Bold">
     <text:span text:style-name="T1">double x() const { return distance() * std::cos(angle()); }</text:span>
    </text:span>
   </text:p>
      <text:p text:style-name="Code">
    <text:span text:style-name="Code_20_Bold">
     <text:span text:style-name="T3">
      <text:s text:c="2"/>
     </text:span>
    </text:span>
    <text:span text:style-name="Code_20_Bold">
     <text:span text:style-name="T1">double y() const { return distance() * std::sin(angle()); }</text:span>
    </text:span>
   </text:p>
      <text:p text:style-name="P5"/>
      <text:p text:style-name="Code">
    <text:span text:style-name="Code_20_Bold">
     <text:span text:style-name="T3">
      <text:s text:c="2"/>
     </text:span>
    </text:span>
    <text:span text:style-name="Code_20_Bold">
     <text:span text:style-name="T1">double angle() <text:s text:c="3"/>const { return angle_; }</text:span>
    </text:span>
   </text:p>
      <text:p text:style-name="Code">
    <text:span text:style-name="Code_20_Bold">
     <text:span text:style-name="T3">
      <text:s text:c="2"/>
     </text:span>
    </text:span>
    <text:span text:style-name="Code_20_Bold">
     <text:span text:style-name="T1">double distance() const { return r_; }</text:span>
    </text:span>
   </text:p>
      <text:p text:style-name="Code"/>
      <text:p text:style-name="Code"><text:span text:style-name="T11"><text:s text:c="2"/></text:span>void move_cartesian(double x, double y)</text:p>
      <text:p text:style-name="Code"><text:span text:style-name="T11"><text:s text:c="2"/></text:span>{</text:p>
      <text:p text:style-name="Code">
    <text:span text:style-name="T3">
     <text:s text:c="4"/>
    </text:span>
    <text:span text:style-name="Code_20_Bold">
     <text:span text:style-name="T1">move_polar(std::sqrt(x*x + y*y), std::atan2(y, x));</text:span>
    </text:span>
   </text:p>
      <text:p text:style-name="Code"><text:span text:style-name="T11"><text:s text:c="2"/></text:span>}</text:p>
      <text:p text:style-name="Code"><text:span text:style-name="T11"><text:s text:c="2"/></text:span>void move_polar(double r, double angle)</text:p>
      <text:p text:style-name="Code"><text:span text:style-name="T11"><text:s text:c="2"/></text:span>{</text:p>
      <text:p text:style-name="Code">
    <text:span text:style-name="Code_20_Bold">
     <text:span text:style-name="T3">
      <text:s text:c="4"/>
     </text:span>
    </text:span>
    <text:span text:style-name="Code_20_Bold">
     <text:span text:style-name="T1">r_ = r;</text:span>
    </text:span>
   </text:p>
      <text:p text:style-name="Code">
    <text:span text:style-name="Code_20_Bold">
     <text:span text:style-name="T3">
      <text:s text:c="4"/>
     </text:span>
    </text:span>
    <text:span text:style-name="Code_20_Bold">
     <text:span text:style-name="T1">angle_ = angle;</text:span>
    </text:span>
   </text:p>
      <text:p text:style-name="Code"><text:span text:style-name="T11"><text:s text:c="2"/></text:span>}</text:p>
      <text:p text:style-name="Code"/>
      <text:p text:style-name="Code"><text:span text:style-name="T11"><text:s text:c="2"/></text:span>void scale_cartesian(double s) <text:s text:c="6"/>{ scale_cartesian(s, s); }</text:p>
      <text:p text:style-name="Code"><text:span text:style-name="T11"><text:s text:c="2"/></text:span>void scale_cartesian(double xs, double ys)</text:p>
      <text:p text:style-name="Code"><text:span text:style-name="T11"><text:s text:c="2"/></text:span>{</text:p>
      <text:p text:style-name="Code"><text:span text:style-name="T11"><text:s text:c="4"/></text:span>move_cartesian(x() * xs, y() * ys);</text:p>
      <text:p text:style-name="Code"><text:span text:style-name="T11"><text:s text:c="2"/></text:span>}</text:p>
      <text:p text:style-name="Code"><text:span text:style-name="T11"><text:s text:c="2"/></text:span>void scale_polar(double r) <text:s text:c="10"/>{ move_polar(distance() * r, angle()); }</text:p>
      <text:p text:style-name="Code"><text:span text:style-name="T11"><text:s text:c="2"/></text:span>void rotate(double a) <text:s text:c="15"/>{ move_polar(distance(), angle() + a); }</text:p>
      <text:p text:style-name="Code"><text:span text:style-name="T11"><text:s text:c="2"/></text:span>void offset(double o) <text:s text:c="15"/>{ offset(o, o); }</text:p>
      <text:p text:style-name="Code"><text:span text:style-name="T11"><text:s text:c="2"/></text:span>void offset(double xo, double yo) <text:s text:c="3"/>{ move_cartesian(x() + xo, y() + yo); }</text:p>
      <text:p text:style-name="Code"/>
      <text:p text:style-name="Code">private:</text:p>
      <text:p text:style-name="Code">
    <text:span text:style-name="Code_20_Bold">
     <text:span text:style-name="T3">
      <text:s text:c="2"/>
     </text:span>
    </text:span>
    <text:span text:style-name="Code_20_Bold">
     <text:span text:style-name="T1">double r_;</text:span>
    </text:span>
   </text:p>
      <text:p text:style-name="Code">
    <text:span text:style-name="Code_20_Bold">
     <text:span text:style-name="T3">
      <text:s text:c="2"/>
     </text:span>
    </text:span>
    <text:span text:style-name="Code_20_Bold">
     <text:span text:style-name="T1">double angle_;</text:span>
    </text:span>
   </text:p>
      <text:p text:style-name="Code">};</text:p>
      <text:p text:style-name="Text_20_body">
    <text:span text:style-name="T8">One small difficulty is the constructor. Ideally, </text:span>
    <text:span text:style-name="Code_20_Inline">
     <text:span text:style-name="T8">point</text:span>
    </text:span>
    <text:span text:style-name="T8"> should have two constructors, one taking polar coordinates and the other taking Cartesian coordinates. The problem is that both sets of coordinates are pairs of numbers, and overloading cannot distinguish between the arguments. This means you can’t use normal overloading for these constructors. Instead, you can add a third parameter: a flag that indicates whether to interpret the first two parameters as polar coordinates or Cartesian coordinates.</text:span>
   </text:p>
      <text:p text:style-name="Code">polar(double a, double b, bool is_polar)</text:p>
      <text:p text:style-name="Code"><text:soft-page-break/>{</text:p>
      <text:p text:style-name="Code"><text:span text:style-name="T11"><text:s text:c="2"/></text:span>if (is_polar)</text:p>
      <text:p text:style-name="Code"><text:span text:style-name="T11"><text:s text:c="4"/></text:span>move_polar(a, b);</text:p>
      <text:p text:style-name="Code"><text:span text:style-name="T11"><text:s text:c="2"/></text:span>else</text:p>
      <text:p text:style-name="Code"><text:span text:style-name="T11"><text:s text:c="4"/></text:span>move_cartesian(a, b);</text:p>
      <text:p text:style-name="Code">}</text:p>
      <text:p text:style-name="P2">It’s something of a hack, but it will have to do for now. Later in the book, you will learn cleaner techniques to accomplish this task.</text:p>
      <text:h text:style-name="Heading_20_1" text:outline-level="1">class vs. struct</text:h>
      <text:p text:style-name="Body_20_Text_20_First">Exploration 34 hinted that the <text:span text:style-name="Code_20_Inline">class</text:span> keyword was somehow involved in class definitions, even though every example in this book so far uses the <text:span text:style-name="Code_20_Inline">struct</text:span> keyword. Now is the time to learn the truth.</text:p>
      <text:p text:style-name="Text_20_body">
    <text:span text:style-name="T8">The truth is quite simple. The </text:span>
    <text:span text:style-name="Code_20_Inline">
     <text:span text:style-name="T8">struct</text:span>
    </text:span>
    <text:span text:style-name="T8"> and </text:span>
    <text:span text:style-name="Code_20_Inline">
     <text:span text:style-name="T8">class</text:span>
    </text:span>
    <text:span text:style-name="T8"> keywords both start class definitions. The only difference is the default access level: </text:span>
    <text:span text:style-name="Code_20_Inline">
     <text:span text:style-name="T8">private</text:span>
    </text:span>
    <text:span text:style-name="T8"> for </text:span>
    <text:span text:style-name="Code_20_Inline">
     <text:span text:style-name="T8">class</text:span>
    </text:span>
    <text:span text:style-name="T8"> and </text:span>
    <text:span text:style-name="Code_20_Inline">
     <text:span text:style-name="T8">public</text:span>
    </text:span>
    <text:span text:style-name="T8"> for </text:span>
    <text:span text:style-name="Code_20_Inline">
     <text:span text:style-name="T8">struct</text:span>
    </text:span>
    <text:span text:style-name="T8">. That’s all.</text:span>
   </text:p>
      <text:p text:style-name="Text_20_body">
    <text:span text:style-name="T8">By convention, programmers tend to use </text:span>
    <text:span text:style-name="Code_20_Inline">
     <text:span text:style-name="T8">class</text:span>
    </text:span>
    <text:span text:style-name="T8"> for class definitions. A common (but not universal) convention is to start class definitions with the public interface, tucking away the private members at the bottom of the class definition. Listing 35-3 shows the latest incarnation of the </text:span>
    <text:span text:style-name="Code_20_Inline">
     <text:span text:style-name="T8">point</text:span>
    </text:span>
    <text:span text:style-name="T8"> class, this time defined using the </text:span>
    <text:span text:style-name="Code_20_Inline">
     <text:span text:style-name="T8">class</text:span>
    </text:span>
    <text:span text:style-name="T8"> keyword.</text:span>
   </text:p>
      <text:p text:style-name="Code_20_Caption"><text:span text:style-name="T9">Listing 35-3.</text:span> The <text:span text:style-name="Code_20_Inline"><text:span text:style-name="T10">point</text:span></text:span> Class Defined with the <text:span text:style-name="Code_20_Inline"><text:span text:style-name="T10">class</text:span></text:span> Keyword</text:p>
      <text:p text:style-name="Code">
    <text:span text:style-name="Code_20_Bold">class point</text:span>
   </text:p>
      <text:p text:style-name="Code">{</text:p>
      <text:p text:style-name="Code">public:</text:p>
      <text:p text:style-name="Code"><text:span text:style-name="T11"><text:s text:c="2"/></text:span>point() : r_{0.0}, angle_{0.0} {}</text:p>
      <text:p text:style-name="Code"/>
      <text:p text:style-name="Code"><text:span text:style-name="T11"><text:s text:c="2"/></text:span>double x() const { return distance() * std::cos(angle()); }</text:p>
      <text:p text:style-name="Code"><text:span text:style-name="T11"><text:s text:c="2"/></text:span>double y() const { return distance() * std::sin(angle()); }</text:p>
      <text:p text:style-name="Code"/>
      <text:p text:style-name="Code"><text:span text:style-name="T11"><text:s text:c="2"/></text:span>double angle() <text:s text:c="3"/>const { return angle_; }</text:p>
      <text:p text:style-name="Code"><text:span text:style-name="T11"><text:s text:c="2"/></text:span>double distance() const { return r_; }</text:p>
      <text:p text:style-name="Code"/>
      <text:p text:style-name="Code"><text:span text:style-name="T11"><text:s text:c="2"/></text:span>... other member functions omitted for brevity ...</text:p>
      <text:p text:style-name="Code"/>
      <text:p text:style-name="Code">private:</text:p>
      <text:p text:style-name="Code"><text:span text:style-name="T11"><text:s text:c="2"/></text:span>double r_;</text:p>
      <text:p text:style-name="Code"><text:span text:style-name="T11"><text:s text:c="2"/></text:span>double angle_;</text:p>
      <text:p text:style-name="Code">};</text:p>
      <text:h text:style-name="Heading_20_1" text:outline-level="1">Plain Old Data</text:h>
      <text:p text:style-name="Body_20_Text_20_First">So what good is the <text:span text:style-name="Code_20_Inline">struct</text:span> keyword? Authors of introductory books like it because we can gradually introduce concepts such as classes without miring the reader in too many details, such as access levels, all at once. But what about real­-world programs?</text:p>
      <text:p text:style-name="Text_20_body">
    <text:soft-page-break/>
    <text:span text:style-name="T8">The </text:span>
    <text:span text:style-name="Code_20_Inline">
     <text:span text:style-name="T8">struct</text:span>
    </text:span>
    <text:span text:style-name="T8"> keyword plays a crucial role in C-­compatibility. C++ is a distinct language from C, but many programs must interface with the C world. C++ has a couple of key features to interface with C; one of those features is POD. That’s right, POD, short for Plain Old Data.</text:span>
   </text:p>
      <text:p text:style-name="P2">The built-in types are POD. A class that has only public POD types as data members, with no constructors, and no overloaded assignment operator, is a POD type. A class with a private member, a member with reference or other non-­POD type, a constructor, or an assignment operator is not POD.</text:p>
      <text:p text:style-name="Text_20_body">
    <text:span text:style-name="T8">The importance of POD types is that legacy C functions in the C++ library, in third­-party libraries, or operating system interfaces, require POD types. This book won’t go into the details of any of these functions, but if you find yourself needing to call </text:span>
    <text:span text:style-name="Code_20_Inline">
     <text:span text:style-name="T8">memcpy</text:span>
    </text:span>
    <text:span text:style-name="T8">, </text:span>
    <text:span text:style-name="Code_20_Inline">
     <text:span text:style-name="T8">fwrite</text:span>
    </text:span>
    <text:span text:style-name="T8">, </text:span>
    <text:span text:style-name="Code_20_Inline">
     <text:span text:style-name="T8">ReadFileEx</text:span>
    </text:span>
    <text:span text:style-name="T8">, or any one of the myriad related functions, you will need to make sure you are using POD classes.</text:span>
   </text:p>
      <text:p text:style-name="Text_20_body">
    <text:span text:style-name="T8">POD classes are often declared with </text:span>
    <text:span text:style-name="Code_20_Inline">
     <text:span text:style-name="T8">struct</text:span>
    </text:span>
    <text:span text:style-name="T8">, and the same header can be used in C and C++ programs. Even if you don’t intend to share the header with a C program, using </text:span>
    <text:span text:style-name="Code_20_Inline">
     <text:span text:style-name="T8">struct</text:span>
    </text:span>
    <text:span text:style-name="T8"> in this way emphasizes to the reader that the class is POD. Not everyone uses </text:span>
    <text:span text:style-name="Code_20_Inline">
     <text:span text:style-name="T8">struct</text:span>
    </text:span>
    <text:span text:style-name="T8"> to mean POD, but it’s a convention I use in my own code. I use </text:span>
    <text:span text:style-name="Code_20_Inline">
     <text:span text:style-name="T8">class</text:span>
    </text:span>
    <text:span text:style-name="T8"> for all other cases to remind the human reader that the class can take advantage of C++ features and is not required to maintain compatibility with C.</text:span>
   </text:p>
      <text:h text:style-name="Heading_20_1" text:outline-level="1">Public or Private?</text:h>
      <text:p text:style-name="Body_20_Text_20_First">Usually, you can easily determine which members should be public and which should be private. Sometimes, however, you need to stop and ponder. Consider the <text:span text:style-name="Code_20_Inline">rational</text:span> class (last seen in Exploration 33). <text:span text:style-name="Strong_20_Emphasis"><text:span text:style-name="T12">Rewrite the </text:span></text:span><text:span text:style-name="Strong_20_Emphasis"><text:span text:style-name="T14">rational</text:span></text:span><text:span text:style-name="Strong_20_Emphasis"><text:span text:style-name="T12"> class to take advantage of access levels.</text:span></text:span></text:p>
      <text:p text:style-name="Text_20_body">
    <text:span text:style-name="T8">Did you decide to make </text:span>
    <text:span text:style-name="Code_20_Inline">
     <text:span text:style-name="T8">reduce()</text:span>
    </text:span>
    <text:span text:style-name="T8"> public or private? I chose private because there is no need for any outside caller to call </text:span>
    <text:span text:style-name="Code_20_Inline">
     <text:span text:style-name="T8">reduce()</text:span>
    </text:span>
    <text:span text:style-name="T8">. Instead, the only member functions to call </text:span>
    <text:span text:style-name="Code_20_Inline">
     <text:span text:style-name="T8">reduce()</text:span>
    </text:span>
    <text:span text:style-name="T8"> are the ones that change the data members themselves. Thus, </text:span>
    <text:span text:style-name="Code_20_Inline">
     <text:span text:style-name="T8">reduce()</text:span>
    </text:span>
    <text:span text:style-name="T8"> is hidden from outside view and serves as an implementation detail. The more details you hide, the better because it makes your class easier to use.</text:span>
   </text:p>
      <text:p text:style-name="Text_20_body">
    <text:span text:style-name="T8">When you added access functions, did you let the caller change the numerator only? Did you write a function to change the denominator only? Or did you ask that the user assign both at the same time? The user of a </text:span>
    <text:span text:style-name="Code_20_Inline">
     <text:span text:style-name="T8">rational</text:span>
    </text:span>
    <text:span text:style-name="T8"> object should treat it as a single entity, a number. You can’t assign only a new exponent to a floating-­point number, and you shouldn’t be able to assign only a new numerator to a rational number. On the other hand, I see no reason not to let the caller examine just the numerator or just the denominator. For example, you may want to write your own output formatting function, which requires knowing the numerator and denominator separately.</text:span>
   </text:p>
      <text:p text:style-name="Text_20_body">
    <text:span text:style-name="T8">A good sign that you have made the right choices is that you can rewrite all the operator functions easily. These functions should not need to access the data members of </text:span>
    <text:span text:style-name="Code_20_Inline">
     <text:span text:style-name="T8">rational</text:span>
    </text:span>
    <text:span text:style-name="T8">, but use only the public functions. If you tried to access any private members, you learned pretty quickly that the compiler wouldn’t let you. That’s what privacy is all about.</text:span>
   </text:p>
      <text:p text:style-name="P2">Compare your solution with my solution, presented in Listing 35-4.</text:p>
      <text:p text:style-name="Code_20_Caption"><text:span text:style-name="T9">Listing 35-4.</text:span> The Latest Rewrite of the <text:span text:style-name="Code_20_Inline"><text:span text:style-name="T10">rational</text:span></text:span> Class</text:p>
      <text:p text:style-name="Code">#include &lt;cassert&gt;</text:p>
      <text:p text:style-name="Code"><text:soft-page-break/>#include &lt;cstdlib&gt;</text:p>
      <text:p text:style-name="Code">#include &lt;iostream&gt;</text:p>
      <text:p text:style-name="Code">#include &lt;sstream&gt;</text:p>
      <text:p text:style-name="Code"/>
      <text:p text:style-name="Code">/// Compute the greatest common divisor of two integers, using Euclid’s algorithm.</text:p>
      <text:p text:style-name="Code">int gcd(int n, int m)</text:p>
      <text:p text:style-name="Code">{</text:p>
      <text:p text:style-name="Code"><text:span text:style-name="T11"><text:s text:c="2"/></text:span>n = std::abs(n);</text:p>
      <text:p text:style-name="Code"><text:span text:style-name="T11"><text:s text:c="2"/></text:span>while (m != 0) {</text:p>
      <text:p text:style-name="Code"><text:span text:style-name="T11"><text:s text:c="4"/></text:span>int tmp(n % m);</text:p>
      <text:p text:style-name="Code"><text:span text:style-name="T11"><text:s text:c="4"/></text:span>n = m;</text:p>
      <text:p text:style-name="Code"><text:span text:style-name="T11"><text:s text:c="4"/></text:span>m = tmp;</text:p>
      <text:p text:style-name="Code"><text:span text:style-name="T11"><text:s text:c="2"/></text:span>}</text:p>
      <text:p text:style-name="Code"><text:span text:style-name="T11"><text:s text:c="2"/></text:span>return n;</text:p>
      <text:p text:style-name="Code">}</text:p>
      <text:p text:style-name="Code"/>
      <text:p text:style-name="Code">/// Represent a rational number (fraction) as a numerator and denominator.</text:p>
      <text:p text:style-name="Code">class rational</text:p>
      <text:p text:style-name="Code">{</text:p>
      <text:p text:style-name="Code">public:</text:p>
      <text:p text:style-name="Code"><text:span text:style-name="T11"><text:s text:c="2"/></text:span>rational(): rational{0} <text:s/>{}</text:p>
      <text:p text:style-name="Code"><text:span text:style-name="T11"><text:s text:c="2"/></text:span>rational(int num): numerator_{num}, denominator_{1} {} // no need to reduce</text:p>
      <text:p text:style-name="Code"><text:span text:style-name="T11"><text:s text:c="2"/></text:span>rational(rational const&amp;) = default;</text:p>
      <text:p text:style-name="Code"><text:span text:style-name="T11"><text:s text:c="2"/></text:span>rational(int num, int den)</text:p>
      <text:p text:style-name="Code"><text:span text:style-name="T11"><text:s text:c="2"/></text:span>: numerator_{num}, denominator_{den}</text:p>
      <text:p text:style-name="Code"><text:span text:style-name="T11"><text:s text:c="2"/></text:span>{</text:p>
      <text:p text:style-name="Code"><text:span text:style-name="T11"><text:s text:c="4"/></text:span>reduce();</text:p>
      <text:p text:style-name="Code"><text:span text:style-name="T11"><text:s text:c="2"/></text:span>}</text:p>
      <text:p text:style-name="Code"/>
      <text:p text:style-name="Code"><text:span text:style-name="T11"><text:s text:c="2"/></text:span>rational(double r)</text:p>
      <text:p text:style-name="Code"><text:span text:style-name="T11"><text:s text:c="2"/></text:span>: rational{static_cast&lt;int&gt;(r * 10000), 10000}</text:p>
      <text:p text:style-name="Code"><text:span text:style-name="T11"><text:s text:c="2"/></text:span>{</text:p>
      <text:p text:style-name="Code"><text:span text:style-name="T11"><text:s text:c="4"/></text:span>reduce();</text:p>
      <text:p text:style-name="Code"><text:span text:style-name="T11"><text:s text:c="2"/></text:span>}</text:p>
      <text:p text:style-name="Code"/>
      <text:p text:style-name="Code"><text:span text:style-name="T11"><text:s text:c="2"/></text:span>int numerator() <text:s text:c="2"/>const { return numerator_; }</text:p>
      <text:p text:style-name="Code"><text:span text:style-name="T11"><text:s text:c="2"/></text:span>int denominator() const { return denominator_; }</text:p>
      <text:p text:style-name="Code"><text:span text:style-name="T11"><text:s text:c="2"/></text:span>float to_float()</text:p>
      <text:p text:style-name="Code"><text:span text:style-name="T11"><text:s text:c="2"/></text:span>const</text:p>
      <text:p text:style-name="Code"><text:span text:style-name="T11"><text:s text:c="2"/></text:span>{</text:p>
      <text:p text:style-name="Code"><text:span text:style-name="T11"><text:s text:c="4"/></text:span>return static_cast&lt;float&gt;(numerator()) / denominator();</text:p>
      <text:p text:style-name="Code"><text:span text:style-name="T11"><text:s text:c="2"/></text:span>}</text:p>
      <text:p text:style-name="Code"/>
      <text:p text:style-name="Code"><text:span text:style-name="T11"><text:s text:c="2"/></text:span>double to_double()</text:p>
      <text:p text:style-name="Code"><text:span text:style-name="T11"><text:s text:c="2"/></text:span>const</text:p>
      <text:p text:style-name="Code"><text:span text:style-name="T11"><text:s text:c="2"/></text:span>{</text:p>
      <text:p text:style-name="Code"><text:span text:style-name="T11"><text:s text:c="4"/></text:span>return static_cast&lt;double&gt;(numerator()) / denominator();</text:p>
      <text:p text:style-name="Code"><text:span text:style-name="T11"><text:s text:c="2"/></text:span>}</text:p>
      <text:p text:style-name="Code"/>
      <text:p text:style-name="Code"><text:span text:style-name="T11"><text:s text:c="2"/></text:span>long double to_long_double()</text:p>
      <text:p text:style-name="Code"><text:span text:style-name="T11"><text:s text:c="2"/></text:span>const</text:p>
      <text:p text:style-name="Code"><text:span text:style-name="T11"><text:s text:c="2"/></text:span>{</text:p>
      <text:p text:style-name="Code"><text:span text:style-name="T11"><text:s text:c="4"/></text:span>return static_cast&lt;long double&gt;(numerator()) / </text:p>
      <text:p text:style-name="Code"><text:span text:style-name="T11"><text:s text:c="11"/></text:span>denominator();</text:p>
      <text:p text:style-name="Code"><text:span text:style-name="T11"><text:s text:c="2"/></text:span>}</text:p>
      <text:p text:style-name="Code"/>
      <text:p text:style-name="Code"><text:span text:style-name="T11"><text:s text:c="2"/></text:span>/// Assign a numerator and a denominator, then reduce to normal form.</text:p>
      <text:p text:style-name="Code"><text:soft-page-break/><text:span text:style-name="T11"><text:s text:c="2"/></text:span>void assign(int num, int den)</text:p>
      <text:p text:style-name="Code"><text:span text:style-name="T11"><text:s text:c="2"/></text:span>{</text:p>
      <text:p text:style-name="Code"><text:span text:style-name="T11"><text:s text:c="4"/></text:span>numerator_ = num;</text:p>
      <text:p text:style-name="Code"><text:span text:style-name="T11"><text:s text:c="4"/></text:span>denominator_ = den;</text:p>
      <text:p text:style-name="Code"><text:span text:style-name="T11"><text:s text:c="4"/></text:span>reduce();</text:p>
      <text:p text:style-name="Code"><text:span text:style-name="T11"><text:s text:c="2"/></text:span>}</text:p>
      <text:p text:style-name="Code">private:</text:p>
      <text:p text:style-name="Code"><text:span text:style-name="T11"><text:s text:c="2"/></text:span>/// Reduce the numerator and denominator by their GCD.</text:p>
      <text:p text:style-name="Code"><text:span text:style-name="T11"><text:s text:c="2"/></text:span>void reduce()</text:p>
      <text:p text:style-name="Code"><text:span text:style-name="T11"><text:s text:c="2"/></text:span>{</text:p>
      <text:p text:style-name="Code"><text:span text:style-name="T11"><text:s text:c="4"/></text:span>assert(denominator() != 0);</text:p>
      <text:p text:style-name="Code"><text:span text:style-name="T11"><text:s text:c="4"/></text:span>if (denominator() &lt; 0)</text:p>
      <text:p text:style-name="Code"><text:span text:style-name="T11"><text:s text:c="4"/></text:span>{</text:p>
      <text:p text:style-name="Code"><text:span text:style-name="T11"><text:s text:c="6"/></text:span>denominator_ = -denominator();</text:p>
      <text:p text:style-name="Code"><text:span text:style-name="T11"><text:s text:c="6"/></text:span>numerator_ = -numerator();</text:p>
      <text:p text:style-name="Code"><text:span text:style-name="T11"><text:s text:c="4"/></text:span>}</text:p>
      <text:p text:style-name="Code"><text:span text:style-name="T11"><text:s text:c="4"/></text:span>int div{gcd(numerator(), denominator())};</text:p>
      <text:p text:style-name="Code"><text:span text:style-name="T11"><text:s text:c="4"/></text:span>numerator_ = numerator() / div;</text:p>
      <text:p text:style-name="Code"><text:span text:style-name="T11"><text:s text:c="4"/></text:span>denominator_ = denominator() / div;</text:p>
      <text:p text:style-name="Code"><text:span text:style-name="T11"><text:s text:c="2"/></text:span>}</text:p>
      <text:p text:style-name="Code"/>
      <text:p text:style-name="Code"><text:span text:style-name="T11"><text:s text:c="2"/></text:span>int numerator_;</text:p>
      <text:p text:style-name="Code"><text:span text:style-name="T11"><text:s text:c="2"/></text:span>int denominator_;</text:p>
      <text:p text:style-name="Code">};</text:p>
      <text:p text:style-name="Code"/>
      <text:p text:style-name="Code">/// Absolute value of a rational number.</text:p>
      <text:p text:style-name="Code">rational abs(rational const&amp; r)</text:p>
      <text:p text:style-name="Code">{</text:p>
      <text:p text:style-name="Code"><text:span text:style-name="T11"><text:s text:c="2"/></text:span>return rational{std::abs(r.numerator()), r.denominator()};</text:p>
      <text:p text:style-name="Code">}</text:p>
      <text:p text:style-name="Code"/>
      <text:p text:style-name="Code">/// Unary negation of a rational number.</text:p>
      <text:p text:style-name="Code">rational operator-(rational const&amp; r)</text:p>
      <text:p text:style-name="Code">{</text:p>
      <text:p text:style-name="Code"><text:span text:style-name="T11"><text:s text:c="2"/></text:span>return rational{-r.numerator(), r.denominator()};</text:p>
      <text:p text:style-name="Code">}</text:p>
      <text:p text:style-name="Code"/>
      <text:p text:style-name="Code">/// Add rational numbers.</text:p>
      <text:p text:style-name="Code">rational operator+(rational const&amp; lhs, rational const&amp; rhs)</text:p>
      <text:p text:style-name="Code">{</text:p>
      <text:p text:style-name="Code"><text:span text:style-name="T11"><text:s text:c="2"/></text:span>return rational{</text:p>
      <text:p text:style-name="Code"><text:span text:style-name="T11"><text:s text:c="10"/></text:span>lhs.numerator() * rhs.denominator() + rhs.numerator() * lhs.denominator(),</text:p>
      <text:p text:style-name="Code"><text:span text:style-name="T11"><text:s text:c="10"/></text:span>lhs.denominator() * rhs.denominator()};</text:p>
      <text:p text:style-name="Code">}</text:p>
      <text:p text:style-name="Code"/>
      <text:p text:style-name="Code">/// Subtraction of rational numbers.</text:p>
      <text:p text:style-name="Code">rational operator-(rational const&amp; lhs, rational const&amp; rhs)</text:p>
      <text:p text:style-name="Code">{</text:p>
      <text:p text:style-name="Code"><text:span text:style-name="T11"><text:s text:c="2"/></text:span>return rational{</text:p>
      <text:p text:style-name="Code"><text:span text:style-name="T11"><text:s text:c="10"/></text:span>lhs.numerator() * rhs.denominator() - rhs.numerator() * lhs.denominator(),</text:p>
      <text:p text:style-name="Code"><text:span text:style-name="T11"><text:s text:c="10"/></text:span>lhs.denominator() * rhs.denominator()};</text:p>
      <text:p text:style-name="Code">}</text:p>
      <text:p text:style-name="Code"/>
      <text:p text:style-name="Code">/// Multiplication of rational numbers.</text:p>
      <text:p text:style-name="Code">rational operator*(rational const&amp; lhs, rational const&amp; rhs)</text:p>
      <text:p text:style-name="Code">{</text:p>
      <text:p text:style-name="Code"><text:span text:style-name="T11"><text:s text:c="2"/></text:span>return rational{lhs.numerator() * rhs.numerator(),</text:p>
      <text:p text:style-name="Code"><text:soft-page-break/><text:span text:style-name="T11"><text:s text:c="18"/></text:span>lhs.denominator() * rhs.denominator()};</text:p>
      <text:p text:style-name="Code">}</text:p>
      <text:p text:style-name="Code"/>
      <text:p text:style-name="Code">/// Division of rational numbers.</text:p>
      <text:p text:style-name="Code">/// TODO: check for division-by-zero</text:p>
      <text:p text:style-name="Code">rational operator/(rational const&amp; lhs, rational const&amp; rhs)</text:p>
      <text:p text:style-name="Code">{</text:p>
      <text:p text:style-name="Code"><text:span text:style-name="T11"><text:s text:c="2"/></text:span>return rational{lhs.numerator() * rhs.denominator(),</text:p>
      <text:p text:style-name="Code"><text:span text:style-name="T11"><text:s text:c="18"/></text:span>lhs.denominator() * rhs.numerator()};</text:p>
      <text:p text:style-name="Code">}</text:p>
      <text:p text:style-name="Code"/>
      <text:p text:style-name="Code">/// Compare two rational numbers for equality.</text:p>
      <text:p text:style-name="Code">bool operator==(rational const&amp; a, rational const&amp; b)</text:p>
      <text:p text:style-name="Code">{</text:p>
      <text:p text:style-name="Code"><text:span text:style-name="T11"><text:s text:c="2"/></text:span>return a.numerator() == b.numerator() and a.denominator() == b.denominator();</text:p>
      <text:p text:style-name="Code">}</text:p>
      <text:p text:style-name="Code"/>
      <text:p text:style-name="Code">/// Compare two rational numbers for inequality.</text:p>
      <text:p text:style-name="Code">inline bool operator!=(rational const&amp; a, rational const&amp; b)</text:p>
      <text:p text:style-name="Code">{</text:p>
      <text:p text:style-name="Code"><text:span text:style-name="T11"><text:s text:c="2"/></text:span>return not (a == b);</text:p>
      <text:p text:style-name="Code">}</text:p>
      <text:p text:style-name="Code">/// Compare two rational numbers for less­than.</text:p>
      <text:p text:style-name="Code">bool operator&lt;(rational const&amp; a, rational const&amp; b)</text:p>
      <text:p text:style-name="Code">{</text:p>
      <text:p text:style-name="Code"><text:span text:style-name="T11"><text:s text:c="2"/></text:span>return a.numerator() * b.denominator() &lt; b.numerator() * a.denominator();</text:p>
      <text:p text:style-name="Code">}</text:p>
      <text:p text:style-name="Code"/>
      <text:p text:style-name="Code">/// Compare two rational numbers for less-than-or­equal.</text:p>
      <text:p text:style-name="Code">inline bool operator&lt;=(rational const&amp; a, rational const&amp; b)</text:p>
      <text:p text:style-name="Code">{</text:p>
      <text:p text:style-name="Code"><text:span text:style-name="T11"><text:s text:c="2"/></text:span>return not (b &lt; a);</text:p>
      <text:p text:style-name="Code">}</text:p>
      <text:p text:style-name="Code">/// Compare two rational numbers for greater­than.</text:p>
      <text:p text:style-name="Code">inline bool operator&gt;(rational const&amp; a, rational const&amp; b)</text:p>
      <text:p text:style-name="Code">{</text:p>
      <text:p text:style-name="Code"><text:span text:style-name="T11"><text:s text:c="2"/></text:span>return b &lt; a;</text:p>
      <text:p text:style-name="Code">}</text:p>
      <text:p text:style-name="Code"/>
      <text:p text:style-name="Code">/// Compare two rational numbers for greater-than-or­equal.</text:p>
      <text:p text:style-name="Code">inline bool operator&gt;=(rational const&amp; a, rational const&amp; b)</text:p>
      <text:p text:style-name="Code">{</text:p>
      <text:p text:style-name="Code"><text:span text:style-name="T11"><text:s text:c="2"/></text:span>return not (b &gt; a);</text:p>
      <text:p text:style-name="Code">}</text:p>
      <text:p text:style-name="Code"/>
      <text:p text:style-name="Code">/// Read a rational number.</text:p>
      <text:p text:style-name="Code">/// Format is @em integer @c / @em integer.</text:p>
      <text:p text:style-name="Code">std::istream&amp; operator&gt;&gt;(std::istream&amp; in, rational&amp; rat)</text:p>
      <text:p text:style-name="Code">{</text:p>
      <text:p text:style-name="Code"><text:span text:style-name="T11"><text:s text:c="2"/></text:span>int n{}, d{};</text:p>
      <text:p text:style-name="Code"><text:span text:style-name="T11"><text:s text:c="2"/></text:span>char sep{};</text:p>
      <text:p text:style-name="Code"><text:span text:style-name="T11"><text:s text:c="2"/></text:span>if (not (in &gt;&gt; n &gt;&gt; sep))</text:p>
      <text:p text:style-name="Code"><text:span text:style-name="T11"><text:s text:c="4"/></text:span>// Error reading the numerator or the separator character.</text:p>
      <text:p text:style-name="Code"><text:span text:style-name="T11"><text:s text:c="4"/></text:span>in.setstate(in.failbit);</text:p>
      <text:p text:style-name="Code"><text:span text:style-name="T11"><text:s text:c="2"/></text:span>else if (sep != '/')</text:p>
      <text:p text:style-name="Code"><text:span text:style-name="T11"><text:s text:c="2"/></text:span>{</text:p>
      <text:p text:style-name="Code"><text:span text:style-name="T11"><text:s text:c="4"/></text:span>// Push sep back into the input stream, so the next input operation</text:p>
      <text:p text:style-name="Code"><text:soft-page-break/><text:span text:style-name="T11"><text:s text:c="4"/></text:span>// will read it.</text:p>
      <text:p text:style-name="Code"><text:span text:style-name="T11"><text:s text:c="4"/></text:span>in.unget();</text:p>
      <text:p text:style-name="Code"><text:span text:style-name="T11"><text:s text:c="4"/></text:span>rat.assign(n, 1);</text:p>
      <text:p text:style-name="Code"><text:span text:style-name="T11"><text:s text:c="2"/></text:span>}</text:p>
      <text:p text:style-name="Code"><text:span text:style-name="T11"><text:s text:c="2"/></text:span>else if (in &gt;&gt; d)</text:p>
      <text:p text:style-name="Code"><text:span text:style-name="T11"><text:s text:c="4"/></text:span>// Successfully read numerator, separator, and denominator.</text:p>
      <text:p text:style-name="Code"><text:span text:style-name="T11"><text:s text:c="4"/></text:span>rat.assign(n, d);</text:p>
      <text:p text:style-name="Code"><text:span text:style-name="T11"><text:s text:c="2"/></text:span>else</text:p>
      <text:p text:style-name="Code"><text:span text:style-name="T11"><text:s text:c="4"/></text:span>// Error reading denominator.</text:p>
      <text:p text:style-name="Code"><text:span text:style-name="T11"><text:s text:c="4"/></text:span>in.setstate(in.failbit);</text:p>
      <text:p text:style-name="Code"/>
      <text:p text:style-name="Code"><text:span text:style-name="T11"><text:s text:c="2"/></text:span>return in;</text:p>
      <text:p text:style-name="Code">}</text:p>
      <text:p text:style-name="Code"/>
      <text:p text:style-name="Code">/// Write a rational numbers.</text:p>
      <text:p text:style-name="Code">/// Format is @em numerator @c / @em denominator.</text:p>
      <text:p text:style-name="Code">std::ostream&amp; operator&lt;&lt;(std::ostream&amp; out, rational const&amp; rat)</text:p>
      <text:p text:style-name="Code">{</text:p>
      <text:p text:style-name="Code"><text:span text:style-name="T11"><text:s text:c="2"/></text:span>std::ostringstream tmp{};</text:p>
      <text:p text:style-name="Code"><text:span text:style-name="T11"><text:s text:c="2"/></text:span>tmp &lt;&lt; rat.numerator() &lt;&lt; '/' &lt;&lt; rat.denominator();</text:p>
      <text:p text:style-name="Code"><text:span text:style-name="T11"><text:s text:c="2"/></text:span>out &lt;&lt; tmp.str();</text:p>
      <text:p text:style-name="Code"/>
      <text:p text:style-name="Code"><text:span text:style-name="T11"><text:s text:c="2"/></text:span>return out;</text:p>
      <text:p text:style-name="Code">}</text:p>
      <text:p text:style-name="Text_20_body">
    <text:span text:style-name="T8">Feel free to save Listing 35-4 as </text:span>
    <text:span text:style-name="Code_20_Inline">
     <text:span text:style-name="T8">rational.hpp</text:span>
    </text:span>
    <text:span text:style-name="T8">, so you can use it and reuse in your own programs. You will revisit this class as you learn more advanced features of C++. </text:span>
   </text:p>
      <text:p text:style-name="P2">Classes are one of the fundamental building blocks of object-oriented programming. Now that you know how classes work, you can see how they apply to this style of programming, which is the subject of the next Exploration.</text:p>
      <text:p text:style-name="P2">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de_20_Last" style:display-name="Code Last" style:family="paragraph" style:parent-style-name="Code">
      <style:paragraph-properties fo:margin-top="0in" fo:margin-bottom="0.0972in" style:contextual-spacing="true" style:line-height-at-least="0.1665in" fo:orphans="0" fo:widows="0" fo:hyphenation-ladder-count="no-limit" style:vertical-align="middle"/>
      <style:text-properties fo:color="#000000" style:font-name="TheSansMonoCondensed-SemiLight" style:letter-kerning="true" style:font-name-complex="TheSansMonoCondensed-SemiLight" style:font-size-complex="9pt" fo:hyphenate="false" fo:hyphenation-remain-char-count="2" fo:hyphenation-push-char-count="2"/>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size="12pt" style:font-size-asian="12pt" style:font-name-complex="Calibri" style:font-size-complex="12pt"/>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039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in"/>
      </style:footer-style>
    </style:page-layout>
  </office:automatic-styles>
  <office:master-styles>
    <style:master-page style:name="Standard" style:page-layout-name="Mpm1">
      <style:header>
        <text:p text:style-name="MP1">
     <text:span text:style-name="MT1">CHAPTER 35 </text:span>
     <text:span text:style-name="MT2"></text:span>
     <text:span text:style-name="MT3"> Access Levels</text:span>
    </text:p>
      </style:header>
      <style:header-left style:display="false">
        <text:p text:style-name="Header">
     <text:span text:style-name="MT1">CHAPTER 35 </text:span>
     <text:span text:style-name="MT2"></text:span>
     <text:span text:style-name="MT3"> Access Levels</text:span>
    </text:p>
      </style:header-left>
      <style:footer>
        <text:p text:style-name="MP2">
     <text:page-number text:select-page="current">9</text:page-number>
    </text:p>
      </style:footer>
      <style:footer-left style:display="false">
        <text:p text:style-name="Footer">
     <text:page-number text:select-page="current">8</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35</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29T11:25:00</meta:creation-date>
    <dc:creator>Ray Lischner</dc:creator>
    <dc:date>2013-10-20T13:20:38</dc:date>
    <meta:print-date>2009-03-19T10:05:00</meta:print-date>
    <meta:editing-cycles>6</meta:editing-cycles>
    <meta:editing-duration>PT6M</meta:editing-duration>
    <meta:generator>LibreOffice/4.0-5$Linux_X86_64 LibreOffice_project/400m0$Build-305</meta:generator>
    <meta:document-statistic meta:table-count="0" meta:image-count="0" meta:object-count="0" meta:page-count="9" meta:paragraph-count="300" meta:word-count="2500" meta:character-count="16031" meta:non-whitespace-character-count="13248"/>
    <meta:user-defined meta:name="Chapter Number">35</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